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5E5000082EA00000C0FD2189CD9.svm"/>
  <manifest:file-entry manifest:media-type="" manifest:full-path="Pictures/20000D4500006E3E000052F86BF85899.svm"/>
  <manifest:file-entry manifest:media-type="" manifest:full-path="Pictures/200000CC00001FF800002C19B9D5C6C1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269cm"/>
    </style:style>
    <style:style style:name="gr5" style:family="graphic" style:parent-style-name="standard">
      <style:graphic-properties svg:stroke-width="0.05cm" svg:stroke-color="#c5000b" draw:marker-start="Symmetric_20_Arrow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solid" draw:fill-color="#c5000b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579d1c" draw:marker-start="Symmetric_20_Arrow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solid" draw:fill-color="#579d1c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c5000b" fo:font-family="'DejaVu Sans Condensed'" style:font-family-generic="swiss" style:font-pitch="variable" fo:font-size="10.5pt" style:font-size-asian="10.5pt" style:font-size-complex="10.5pt"/>
    </style:style>
    <style:style style:name="P3" style:family="paragraph">
      <style:text-properties fo:color="#c5000b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4" style:family="paragraph">
      <style:text-properties fo:font-family="'DejaVu Sans Condensed'" style:font-family-generic="swiss" style:font-pitch="variable"/>
    </style:style>
    <style:style style:name="P5" style:family="paragraph">
      <style:text-properties fo:color="#333333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6" style:family="paragraph">
      <style:paragraph-properties fo:line-height="100%" fo:text-align="center"/>
      <style:text-properties fo:font-family="'DejaVu Sans Condensed'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P7" style:family="paragraph">
      <style:paragraph-properties fo:line-height="100%" fo:text-align="center"/>
      <style:text-properties fo:color="#333333" fo:font-family="'DejaVu Sans Condensed'" style:font-family-generic="swiss" style:font-pitch="variable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8" style:family="paragraph">
      <style:text-properties fo:color="#579d1c" fo:font-family="'DejaVu Sans Condensed'" style:font-family-generic="swiss" style:font-pitch="variable" fo:font-size="10.5pt" style:font-size-asian="10.5pt" style:font-size-complex="10.5pt"/>
    </style:style>
    <style:style style:name="P9" style:family="paragraph">
      <style:text-properties fo:color="#579d1c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10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c5000b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333333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333333" fo:font-family="'DejaVu Sans Condensed'" style:font-family-generic="swiss" style:font-pitch="variable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fo:color="#579d1c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3cm" svg:height="4.15cm" svg:x="12.425cm" svg:y="7.225cm">
          <draw:image xlink:href="Pictures/200000CC00001FF800002C19B9D5C6C1.svm" xlink:type="simple" xlink:show="embed" xlink:actuate="onLoad">
            <text:p/>
          </draw:image>
        </draw:frame>
        <draw:frame draw:style-name="gr1" draw:text-style-name="P1" draw:layer="layout" svg:width="4cm" svg:height="3.02cm" svg:x="3.475cm" svg:y="7.8cm">
          <draw:image xlink:href="Pictures/20000D4500006E3E000052F86BF85899.svm" xlink:type="simple" xlink:show="embed" xlink:actuate="onLoad">
            <text:p/>
          </draw:image>
        </draw:frame>
        <draw:line draw:style-name="gr2" draw:text-style-name="P1" draw:layer="layout" svg:x1="5.675cm" svg:y1="3.675cm" svg:x2="5.675cm" svg:y2="5.925cm">
          <text:p/>
        </draw:line>
        <draw:frame draw:style-name="gr3" draw:text-style-name="P3" draw:layer="layout" svg:width="2.068cm" svg:height="0.747cm" draw:transform="rotate (1.5707963267949) translate (4.803cm 5.993cm)">
          <draw:text-box>
            <text:p text:style-name="P2"><text:span text:style-name="T1">circuit A</text:span></text:p>
          </draw:text-box>
        </draw:frame>
        <draw:frame draw:style-name="gr4" draw:text-style-name="P5" draw:layer="layout" svg:width="1.769cm" svg:height="0.873cm" svg:x="3.8cm" svg:y="10.427cm">
          <draw:text-box>
            <text:p text:style-name="P4"><text:span text:style-name="T2">Client</text:span></text:p>
          </draw:text-box>
        </draw:frame>
        <draw:frame draw:style-name="gr1" draw:text-style-name="P1" draw:layer="layout" svg:width="5cm" svg:height="0.46cm" svg:x="3.025cm" svg:y="3.3cm">
          <draw:image xlink:href="Pictures/200005E5000082EA00000C0FD2189CD9.svm" xlink:type="simple" xlink:show="embed" xlink:actuate="onLoad">
            <text:p/>
          </draw:image>
        </draw:frame>
        <draw:frame draw:style-name="gr1" draw:text-style-name="P1" draw:layer="layout" svg:width="5cm" svg:height="0.46cm" svg:x="11.225cm" svg:y="3.3cm">
          <draw:image xlink:href="Pictures/200005E5000082EA00000C0FD2189CD9.svm" xlink:type="simple" xlink:show="embed" xlink:actuate="onLoad">
            <text:p/>
          </draw:image>
        </draw:frame>
        <draw:frame draw:style-name="gr1" draw:text-style-name="P1" draw:layer="layout" svg:width="5cm" svg:height="0.46cm" svg:x="3.025cm" svg:y="5.8cm">
          <draw:image xlink:href="Pictures/200005E5000082EA00000C0FD2189CD9.svm" xlink:type="simple" xlink:show="embed" xlink:actuate="onLoad">
            <text:p/>
          </draw:image>
        </draw:frame>
        <draw:frame draw:style-name="gr1" draw:text-style-name="P1" draw:layer="layout" svg:width="5cm" svg:height="0.46cm" svg:x="11.225cm" svg:y="5.8cm">
          <draw:image xlink:href="Pictures/200005E5000082EA00000C0FD2189CD9.svm" xlink:type="simple" xlink:show="embed" xlink:actuate="onLoad">
            <text:p/>
          </draw:image>
        </draw:frame>
        <draw:line draw:style-name="gr2" draw:text-style-name="P1" draw:layer="layout" svg:x1="5.8cm" svg:y1="3.675cm" svg:x2="13.8cm" svg:y2="5.925cm">
          <text:p/>
        </draw:line>
        <draw:line draw:style-name="gr2" draw:text-style-name="P1" draw:layer="layout" svg:x1="13.8cm" svg:y1="3.675cm" svg:x2="5.8cm" svg:y2="5.925cm">
          <text:p/>
        </draw:line>
        <draw:line draw:style-name="gr2" draw:text-style-name="P1" draw:layer="layout" svg:x1="13.775cm" svg:y1="3.675cm" svg:x2="13.775cm" svg:y2="5.925cm">
          <text:p/>
        </draw:line>
        <draw:line draw:style-name="gr2" draw:text-style-name="P1" draw:layer="layout" svg:x1="5.275cm" svg:y1="6.075cm" svg:x2="5.275cm" svg:y2="8.325cm">
          <text:p/>
        </draw:line>
        <draw:line draw:style-name="gr2" draw:text-style-name="P1" draw:layer="layout" svg:x1="13.275cm" svg:y1="6.075cm" svg:x2="13.275cm" svg:y2="8.325cm">
          <text:p/>
        </draw:line>
        <draw:line draw:style-name="gr5" draw:text-style-name="P1" draw:layer="layout" svg:x1="5.55cm" svg:y1="6.3cm" svg:x2="5.55cm" svg:y2="8.55cm">
          <text:p/>
        </draw:line>
        <draw:line draw:style-name="gr5" draw:text-style-name="P1" draw:layer="layout" svg:x1="5.55cm" svg:y1="3.8cm" svg:x2="5.55cm" svg:y2="6.05cm">
          <text:p/>
        </draw:line>
        <draw:line draw:style-name="gr5" draw:text-style-name="P1" draw:layer="layout" svg:x1="13.55cm" svg:y1="5.675cm" svg:x2="5.925cm" svg:y2="3.55cm">
          <text:p/>
        </draw:line>
        <draw:line draw:style-name="gr5" draw:text-style-name="P1" draw:layer="layout" svg:x1="13.425cm" svg:y1="7.55cm" svg:x2="13.425cm" svg:y2="6.175cm">
          <text:p/>
        </draw:line>
        <draw:frame draw:style-name="gr3" draw:text-style-name="P3" draw:layer="layout" svg:width="2.068cm" svg:height="0.747cm" draw:transform="rotate (-0.261799387799149) translate (8.243cm 3.543cm)">
          <draw:text-box>
            <text:p text:style-name="P2"><text:span text:style-name="T1">circuit A</text:span></text:p>
          </draw:text-box>
        </draw:frame>
        <draw:custom-shape draw:style-name="gr6" draw:text-style-name="P1" draw:layer="layout" svg:width="0.875cm" svg:height="0.625cm" svg:x="5.3cm" svg:y="2.92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0.875cm" svg:height="0.625cm" draw:transform="rotate (-1.5707963267949) translate (14.3cm 5.675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0.375cm" svg:height="0.75cm" svg:x="4.925cm" svg:y="5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1.984cm" svg:height="0.873cm" svg:x="10.506cm" svg:y="10.427cm">
          <draw:text-box>
            <text:p text:style-name="P4"><text:span text:style-name="T2">Serveur</text:span></text:p>
          </draw:text-box>
        </draw:frame>
        <draw:line draw:style-name="gr8" draw:text-style-name="P1" draw:layer="layout" svg:x1="12.925cm" svg:y1="6.3cm" svg:x2="12.925cm" svg:y2="8.55cm">
          <text:p/>
        </draw:line>
        <draw:line draw:style-name="gr8" draw:text-style-name="P1" draw:layer="layout" svg:x1="13.925cm" svg:y1="3.8cm" svg:x2="13.925cm" svg:y2="6.05cm">
          <text:p/>
        </draw:line>
        <draw:frame draw:style-name="gr4" draw:text-style-name="P7" draw:layer="layout" svg:width="5.662cm" svg:height="1.115cm" svg:x="2.881cm" svg:y="1.9cm">
          <draw:text-box>
            <text:p text:style-name="P6"><text:span text:style-name="T3">Circuit établi par</text:span></text:p>
            <text:p text:style-name="P6"><text:span text:style-name="T3">l'électronique du commutateur</text:span></text:p>
          </draw:text-box>
        </draw:frame>
        <draw:line draw:style-name="gr8" draw:text-style-name="P1" draw:layer="layout" svg:x1="6.175cm" svg:y1="6.05cm" svg:x2="13.55cm" svg:y2="3.925cm">
          <text:p/>
        </draw:line>
        <draw:line draw:style-name="gr8" draw:text-style-name="P1" draw:layer="layout" svg:x1="5.8cm" svg:y1="7.925cm" svg:x2="5.8cm" svg:y2="6.3cm">
          <text:p/>
        </draw:line>
        <draw:frame draw:style-name="gr4" draw:text-style-name="P5" draw:layer="layout" svg:width="3.008cm" svg:height="0.873cm" svg:x="14.092cm" svg:y="3.652cm">
          <draw:text-box>
            <text:p text:style-name="P4"><text:span text:style-name="T2">commutateur</text:span></text:p>
          </draw:text-box>
        </draw:frame>
        <draw:frame draw:style-name="gr4" draw:text-style-name="P5" draw:layer="layout" svg:width="3.008cm" svg:height="0.873cm" svg:x="14.092cm" svg:y="6.153cm">
          <draw:text-box>
            <text:p text:style-name="P4"><text:span text:style-name="T2">commutateur</text:span></text:p>
          </draw:text-box>
        </draw:frame>
        <draw:frame draw:style-name="gr4" draw:text-style-name="P5" draw:layer="layout" svg:width="3.008cm" svg:height="0.873cm" svg:x="2.092cm" svg:y="3.653cm">
          <draw:text-box>
            <text:p text:style-name="P4"><text:span text:style-name="T2">commutateur</text:span></text:p>
          </draw:text-box>
        </draw:frame>
        <draw:frame draw:style-name="gr4" draw:text-style-name="P5" draw:layer="layout" svg:width="3.008cm" svg:height="0.873cm" svg:x="2.092cm" svg:y="6.154cm">
          <draw:text-box>
            <text:p text:style-name="P4"><text:span text:style-name="T2">commutateur</text:span></text:p>
          </draw:text-box>
        </draw:frame>
        <draw:frame draw:style-name="gr3" draw:text-style-name="P9" draw:layer="layout" svg:width="2.06cm" svg:height="0.747cm" draw:transform="rotate (0.261799387799149) translate (8.252cm 5.381cm)">
          <draw:text-box>
            <text:p text:style-name="P8"><text:span text:style-name="T4">circuit B</text:span></text:p>
          </draw:text-box>
        </draw:frame>
        <draw:frame draw:style-name="gr3" draw:text-style-name="P9" draw:layer="layout" svg:width="2.06cm" svg:height="0.747cm" draw:transform="rotate (1.5707963267949) translate (13.904cm 5.893cm)">
          <draw:text-box>
            <text:p text:style-name="P8"><text:span text:style-name="T4">circuit B</text:span></text:p>
          </draw:text-box>
        </draw:frame>
        <draw:custom-shape draw:style-name="gr9" draw:text-style-name="P1" draw:layer="layout" svg:width="0.875cm" svg:height="0.625cm" svg:x="13.299cm" svg:y="2.926cm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0.375cm" svg:height="0.75cm" svg:x="5.926cm" svg:y="6.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2.75cm" svg:height="0.625cm" draw:transform="rotate (1.5707963267949) translate (6.55cm 8.675cm)">
          <text:p text:style-name="P1"><text:span text:style-name="T5">P3/P2/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2.75cm" svg:height="0.625cm" draw:transform="rotate (1.5707963267949) translate (11.725cm 8.8cm)">
          <text:p text:style-name="P1"><text:span text:style-name="T5">P1/P2/P3</text:span></text:p>
          <draw:enhanced-geometry svg:viewBox="0 0 21600 21600" draw:text-areas="0 0 21600 21600" draw:mirror-vertical="true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2.75cm" svg:height="0.625cm" draw:transform="rotate (-0.261799387799149) translate (10.462cm 4.05cm)">
          <text:p text:style-name="P1"><text:span text:style-name="T5">P3/P2/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1-16T21:55:03</dc:date>
    <meta:editing-duration>PT5H58M41S</meta:editing-duration>
    <meta:editing-cycles>14</meta:editing-cycles>
    <meta:generator>LibreOffice/3.4$Unix LibreOffice_project/340m1$Build-402</meta:generator>
    <meta:document-statistic meta:object-count="39"/>
  </office:meta>
</office:document-meta>
</file>